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4">
      <style:paragraph-properties>
        <style:tab-stops>
          <style:tab-stop style:position="6.3354in" style:type="right" style:leader-style="dotted" style:leader-text="."/>
        </style:tab-stops>
      </style:paragraph-properties>
    </style:style>
    <style:style style:name="P20" style:family="paragraph" style:parent-style-name="Heading_20_2">
      <style:paragraph-properties fo:text-align="center" style:justify-single-word="false"/>
    </style:style>
    <style:style style:name="P21" style:family="paragraph" style:parent-style-name="Heading_20_2" style:list-style-name=""/>
    <style:style style:name="P22" style:family="paragraph" style:parent-style-name="Heading_20_2">
      <style:text-properties fo:font-style="italic" fo:font-weight="bold" style:font-style-asian="italic" style:font-weight-asian="bold" style:font-style-complex="italic"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1">
      <style:paragraph-properties fo:text-align="center" style:justify-single-word="false"/>
    </style:style>
    <style:style style:name="P26" style:family="paragraph" style:parent-style-name="Heading_20_3">
      <style:text-properties fo:font-style="normal" style:font-style-asian="normal" style:font-style-complex="normal"/>
    </style:style>
    <style:style style:name="P27" style:family="paragraph" style:parent-style-name="Heading_20_3">
      <style:text-properties fo:font-weight="bold" style:font-weight-asian="bold" style:font-weight-complex="bold"/>
    </style:style>
    <style:style style:name="P28"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he Deva Programming Language</text:h>
      <text:p text:style-name="P2">v.2.0.0</text:p>
      <text:p text:style-name="P1">Joshua Shepard</text:p>
      <text:p text:style-name="P1"><text:a xlink:type="simple" xlink:href="mailto:josh.shepard@gmail.com">josh.shepard@gmail.com</text:a></text:p>
      <text:p text:style-name="P1"><text:date style:data-style-name="N37" text:date-value="2011-05-20T12:06:16.61">05/20/11</text:date></text:p>
      <text:p text:style-name="P1"/>
      <text:h text:style-name="P20"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7">Summary<text:tab/>1</text:p>
          <text:p text:style-name="P17">1 Introduction<text:tab/>4</text:p>
          <text:p text:style-name="P17">2 Environment and Modules<text:tab/>4</text:p>
          <text:p text:style-name="P17">3 Types and Scopes<text:tab/>5</text:p>
          <text:p text:style-name="P18">Types<text:tab/>5</text:p>
          <text:p text:style-name="P18">Scopes<text:tab/>5</text:p>
          <text:p text:style-name="P18">3.1 Function Parameters<text:tab/>6</text:p>
          <text:p text:style-name="P18">3.2 'Built-in' functions<text:tab/>7</text:p>
          <text:p text:style-name="P17">4 Language Specification<text:tab/>7</text:p>
          <text:p text:style-name="P18">4.1 Lexical conventions<text:tab/>7</text:p>
          <text:p text:style-name="P18">4.2 Statements<text:tab/>7</text:p>
          <text:p text:style-name="P19">4.2.1 Compound statements<text:tab/>8</text:p>
          <text:p text:style-name="P19">4.2.2 Assignment statements<text:tab/>8</text:p>
          <text:p text:style-name="P19">4.2.3 Increment / Decrement statements<text:tab/>8</text:p>
          <text:p text:style-name="P19">4.2.4 Control structures<text:tab/>8</text:p>
          <text:p text:style-name="P19">4.2.5 Function calls as statements<text:tab/>9</text:p>
          <text:p text:style-name="P18">4.3 Expressions<text:tab/>9</text:p>
          <text:p text:style-name="P19">4.3.1 Basic expressions<text:tab/>9</text:p>
          <text:p text:style-name="P19">4.3.2 Arithmetic expressions<text:tab/>9</text:p>
          <text:p text:style-name="P19">4.3.3 Increment / decrement expressions<text:tab/>9</text:p>
          <text:p text:style-name="P19">4.3.4 Logical expressions<text:tab/>10</text:p>
          <text:p text:style-name="P19">4.3.5 Collection constructors<text:tab/>10</text:p>
          <text:p text:style-name="P19">4.3.6 Collection indexers<text:tab/>10</text:p>
          <text:p text:style-name="P16">4.3.6.1 Slice notation<text:tab/>10</text:p>
          <text:p text:style-name="P19">4.3.7 Function calls<text:tab/>11</text:p>
          <text:p text:style-name="P19">4.3.8 Instance constructors<text:tab/>11</text:p>
          <text:p text:style-name="P18">4.4 Function definitions<text:tab/>12</text:p>
          <text:p text:style-name="P18">4.5 Class definitions<text:tab/>12</text:p>
          <text:p text:style-name="P17">5 Classes and instances<text:tab/>13</text:p>
          <text:p text:style-name="P18">5.1 Basic structure<text:tab/>13</text:p>
          <text:p text:style-name="P18">5.2 Inheritance<text:tab/>13</text:p>
          <text:p text:style-name="P18">5.3 Construction and the 'new' method<text:tab/>14</text:p>
          <text:p text:style-name="P18">5.4 Destruction and the 'delete' method<text:tab/>14</text:p>
          <text:p text:style-name="P18">5.5 Methods and the 'self' parameter<text:tab/>14</text:p>
          <text:p text:style-name="P18">5.6 Special methods<text:tab/>14</text:p>
          <text:p text:style-name="P19">5.6.1 The 'enumeration interface'<text:tab/>14</text:p>
          <text:p text:style-name="P19">5.6.2 'repr' and 'str'<text:tab/>15</text:p>
          <text:p text:style-name="P17">6 Built-in functions, methods and modules<text:tab/>16</text:p>
          <text:p text:style-name="P18">6.1 Built-in functions<text:tab/>16</text:p>
          <text:p text:style-name="P18">6.2 Map built-in methods<text:tab/>21</text:p>
          <text:p text:style-name="P18">6.3 Vector built-in methods<text:tab/>22</text:p>
          <text:p text:style-name="P18">6.4 String built-in methods<text:tab/>25</text:p>
          <text:p text:style-name="P18">6.5 Built-in module bit<text:tab/>28</text:p>
          <text:p text:style-name="P18">6.6 Built-in module math<text:tab/>28</text:p>
          <text:p text:style-name="P18"><text:soft-page-break/>6.7 Built-in module os<text:tab/>30</text:p>
          <text:p text:style-name="P18">6.8 Built-in module _re<text:tab/>32</text:p>
          <text:p text:style-name="P17">7 Provided modules<text:tab/>33</text:p>
          <text:p text:style-name="P18">7.1 Module re<text:tab/>33</text:p>
          <text:p text:style-name="P18">7.2 Module glob<text:tab/>34</text:p>
          <text:p text:style-name="P17">8 Sample deva code<text:tab/>34</text:p>
          <text:p text:style-name="P18">8.1 bubble sort<text:tab/>34</text:p>
          <text:p text:style-name="P18">8.2 default parameters<text:tab/>36</text:p>
          <text:p text:style-name="P18">8.3 import<text:tab/>36</text:p>
          <text:p text:style-name="P18">8.4 eval – running code dynamically<text:tab/>37</text:p>
          <text:p text:style-name="P18">8.5 Classes, instances, constructors and inheritance<text:tab/>37</text:p>
          <text:p text:style-name="P18">8.6 Factorial examples<text:tab/>38</text:p>
          <text:p text:style-name="P18">8.7 Nested function examples<text:tab/>39</text:p>
          <text:p text:style-name="P17">9 Embedding deva<text:tab/>40</text:p>
        </text:index-body>
      </text:table-of-content>
      <text:h text:style-name="P21" text:outline-level="2"/>
      <text:h text:style-name="P24"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You could say that it is syntactically similar to C, but semantically similar to Scheme. Syntactically,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eval() and importmodule() produce and return an "anonymous module”, which can be assigned to a variable so that objects defined in it can be accessed later, while the import statement also produces the variable to hold the module).</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h text:style-name="Heading_20_3" text:outline-level="3">3.1 Types</text:h>
      <text:p text:style-name="Text_20_body_20_with_20_1st_20_line_20_indent">Deva is dynamically typed. Internally every variable has a type, but it is not evaluated until the variable is used. If the variable is of the wrong type for a particular usage a run-time error will result. </text:p>
      <text:p text:style-name="Text_20_body_20_with_20_1st_20_line_20_indent">There are eight basic types in deva: null, string, number, boolean, function, module,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Modules are code library objects, written either in the deva language or in native C/C++. These six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basic types there are several types that are not visible externally: a 'size' type, a 'native function' type, a 'native object' type and an 'invalid' type. These are useful only to developers embedding or extending the deva language. The 'size' type is an integer number type the size of the native integer on the machine on which deva is compiled (a "size_t” in C/C++). The 'native function' type is a function object that was implemented in native (C/C++) code. The 'native object' type is a native pointer to C/C++ data (a void* in C/C++). The 'symbol name' type indicates a symbolic name. The 'invalid' type is a marker indicating that the object was never initialized properly.]</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h text:style-name="P26" text:outline-level="3">3.2 Scopes</text:h>
      <text:p text:style-name="Text_20_body_20_with_20_1st_20_line_20_indent">Like C-derived languages, deva is block-scoped using curly braces. <text:span text:style-name="T2">Unlike</text:span><text:span text:style-name="T5"> C, deva is </text:span><text:span text:style-name="T5">scoped both statically </text:span><text:span text:style-name="T3">and</text:span><text:span text:style-name="T5"> </text:span><text:span text:style-name="T5">dynamically, not statically </text:span><text:span text:style-name="T5">alone</text:span><text:span text:style-name="T5">.</text:span> All variables are local to some scope and are declared in that scope using the 'local' keyword. e.g. 'local x = 32;' defines a local variable 'x' and assigns it the numeric value '32'.</text:p>
      <text:p text:style-name="Text_20_body_20_with_20_1st_20_line_20_indent">(As a nicety, 'local x;' is syntactic sugar for 'local x = null;')</text:p>
      <text:p text:style-name="Text_20_body_20_with_20_1st_20_line_20_indent">A variable can instead be declared 'extern', which indicates that it is dynamically scoped and is not defined in the current scope, but rather somewhere earlier in the calling sequence. A reference to an <text:soft-page-break/>'extern' variable 'x' in a scope will use the first available 'x' found <text:span text:style-name="T1">at run-time </text:span>in the current scope or any scope below the current scope, right up to the global scope. While this provides the language with some interesting and dynamic capabilities, <text:span text:style-name="T1"><text:s/></text:span><text:span text:style-name="T4">it can also easily create bugs if not used judiciously. It is important to remember that 'extern' variables are located at </text:span><text:span text:style-name="T1">run-time</text:span><text:span text:style-name="T4"> and not compile-time, and is worthwhile to give variables that are to be accessed via 'extern' unique names so they cannot easily be mistakenly used. </text:span></text:p>
      <text:p text:style-name="P6">For example, this code does not do what the developer intended (print '42'):</text:p>
      <text:p text:style-name="P10">local x = 42;</text:p>
      <text:p text:style-name="P10">def foo()</text:p>
      <text:p text:style-name="P10">{</text:p>
      <text:p text:style-name="P10"><text:tab/>extern x;</text:p>
      <text:p text:style-name="P10"><text:tab/>print( x );</text:p>
      <text:p text:style-name="P10">}</text:p>
      <text:p text:style-name="P10">def bar()</text:p>
      <text:p text:style-name="P10">{</text:p>
      <text:p text:style-name="P10"><text:tab/># do some stuff...</text:p>
      <text:p text:style-name="P10"><text:tab/>local x = 12;</text:p>
      <text:p text:style-name="P10"><text:tab/># ... do some more stuff...</text:p>
      <text:p text:style-name="P10"><text:tab/>foo();</text:p>
      <text:p text:style-name="P10">}</text:p>
      <text:p text:style-name="P10">bar();</text:p>
      <text:p text:style-name="P6">This code prints 12, as you might guess, not 42. In a simple case like this is it relatively simple to pick out what is happening, but if foo and bar were far apart in code, or even in different files, it would be very easy to accidentally add a local 'x' in it and inadvertently cause the behavior of foo to change. If the developer of foo had used a detailed, descriptive variable name like 'the_meaning_of_life_the_universe_and_everything', this problem would have been much less likely to occur.</text:p>
      <text:p text:style-name="Text_20_body_20_with_20_1st_20_line_20_indent">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s long as the developer is careful not to pass any references to them out of scope. Along these same lines, reference types created as locals in the global scope will not be destroyed <text:span text:style-name="T1">until the program exits</text:span>.</text:p>
      <text:h text:style-name="Heading_20_3" text:outline-level="3">3.3 Function Parameters</text:h>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text:span><text:span text:style-name="T4">unaffected. For instance:</text:span></text:p>
      <text:p text:style-name="P10">def foo( v )</text:p>
      <text:p text:style-name="P10">{</text:p>
      <text:p text:style-name="P10"><text:soft-page-break/><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local x = [0,1,2,3];</text:p>
      <text:p text:style-name="P10">foo( x );</text:p>
      <text:p text:style-name="P10"># the vector x now contains [1,2,3,100], as only the *parameter* in the </text:p>
      <text:p text:style-name="P10">function was set to a new, empty vector</text:p>
      <text:h text:style-name="Heading_20_3" text:outline-level="3">3.4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but may be treated just like any other object.</text:p>
      <text:p text:style-name="Text_20_body_20_with_20_1st_20_line_20_indent">Built-in functions exist at a global scope. They are the <text:span text:style-name="T1">last</text:span><text:span text:style-name="T4"> thing to be searched in when the value of an object is looked up and therefore can be overridden by user-defined objects (including functions). </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 lambda</text:p>
      <text:p text:style-name="fixed"/>
      <text:p text:style-name="Text_20_body_20_with_20_1st_20_line_20_indent">The following operators are also special tokens in the language:</text:p>
      <text:p text:style-name="fixed"/>
      <text:p text:style-name="fixed">+ - / * % &gt; &lt; == &gt;= &lt;= += -=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text:soft-page-break/>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cannot applied to a variable that does not yet exist – you must <text:s/>first create that variable using a 'local' statement or reference it with an 'extern' statemen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Increment / Decrement statements</text:h>
      <text:p text:style-name="Text_20_body_20_with_20_1st_20_line_20_indent">The increment and decrement operators ('++' and '--') may be used to create increment or decrement statements by applying them to a variable. For instance, 'n++;' results in the value of 'n' being incremented by one. This is syntactic sugar for 'n += 1;' (which is syntactic sugar for 'n = n + 1;'). Note that these operators may <text:span text:style-name="T1">only</text:span><text:span text:style-name="T4"> be applied to a simple variable of numeric type, not any arbitrary expression. ('x = v[0]--;' is not legal, for instance). </text:span></text:p>
      <text:p text:style-name="Text_20_body_20_with_20_1st_20_line_20_indent">The increment and decrement operators are <text:span text:style-name="T1">postfix operators </text:span><text:span text:style-name="T1">only</text:span><text:span text:style-name="T4">, unlike in C/C++ where they can be applied prefix or postfix. </text:span><text:span text:style-name="T4">Their </text:span><text:span text:style-name="T1">precedence</text:span><text:span text:style-name="T4">, however, is such that they are applied early in evaluation, similar to C/C++'s prefix operators. </text:span><text:span text:style-name="T4">The increment and decrement operators may also be used to create expressions, see section 4.3.3 below.</text:span></text:p>
      <text:h text:style-name="Heading_20_4" text:outline-level="4">4.2.4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10">return</text:p>
      <text:p text:style-name="fixed"><text:span text:style-name="T4">return '</text:span><text:span text:style-name="T1">value'</text:span></text:p>
      <text:p text:style-name="P10">break</text:p>
      <text:p text:style-name="P10">continue</text:p>
      <text:p text:style-name="fixed"><text:span text:style-name="T4">import </text:span><text:span text:style-name="T1">'path'</text:span></text:p>
      <text:p text:style-name="P10"/>
      <text:h text:style-name="P28" text:outline-level="4">4.2.5 Function calls as statements</text:h>
      <text:p text:style-name="P6">Function call expressions like 'foo();' can stand alone as statements, as they have potential side effects. Any return value is lost.</text:p>
      <text:h text:style-name="P26" text:outline-level="3">4.3 Expressions</text:h>
      <text:h text:style-name="P28" text:outline-level="4">4.3.1 Basic expressions</text:h>
      <text:p text:style-name="P6">Basic expressions are:</text:p>
      <text:p text:style-name="P6"/>
      <text:p text:style-name="fixed"><text:span text:style-name="T4">( </text:span><text:span text:style-name="T1">'exp'</text:span><text:span text:style-name="T4"> )</text:span></text:p>
      <text:p text:style-name="P9">identifier</text:p>
      <text:p text:style-name="P9">numerical constant</text:p>
      <text:p text:style-name="P9">boolean</text:p>
      <text:p text:style-name="P9">null</text:p>
      <text:p text:style-name="P9">string literal</text:p>
      <text:p text:style-name="P9">lambda expression</text:p>
      <text:p text:style-name="P10"/>
      <text:h text:style-name="P28"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8" text:outline-level="4"><text:soft-page-break/>4.3.3 Increment / decrement expressions</text:h>
      <text:p text:style-name="P6"><text:span text:style-name="T4">The </text:span>increment and decrement<text:span text:style-name="T4"> operators '+</text:span>+<text:span text:style-name="T4">' </text:span>and<text:span text:style-name="T4"> '</text:span>--<text:span text:style-name="T4">' </text:span>may be used on variables to create expressions as well as statements (section 4.2.3). For instance, 'print( x-- );' is valid and results in both x being decremented by one <text:span text:style-name="T1">and </text:span><text:span text:style-name="T1">then </text:span>print being called with this value (the ++/-- operators having higher precedence than function call argument evaluation).</text:p>
      <text:h text:style-name="P28" text:outline-level="4">4.3.4 Logical expressions</text:h>
      <text:p text:style-name="Text_20_body_20_with_20_1st_20_line_20_indent"><text:span text:style-name="T4">Deva accepts the </text:span><text:span text:style-name="T4">'&amp;' (eagerly evaluated 'and'), '|' (eagerly evaluated 'or'), </text:span><text:span text:style-name="T4">'&amp;&amp;' (</text:span><text:span text:style-name="T4">short-circuiting '</text:span><text:span text:style-name="T4">and</text:span><text:span text:style-name="T4">'</text:span><text:span text:style-name="T4">) and '||' (</text:span><text:span text:style-name="T4">short-circuiting '</text:span><text:span text:style-name="T4">or</text:span><text:span text:style-name="T4">'</text:span><text:span text:style-name="T4">) binary logical operators and the '!' (not) unary logical operator. Operands must be able to be evaluated to a boolean value (a null, number, string or boolean or expression evaluating to one of these).</text:span></text:p>
      <text:p text:style-name="P6">Eagerly evaluated operations ensure both the left- and right-hand side operands are evaluated, while short-circuiting operations stop as soon as an operand meets the logical criteria.</text:p>
      <text:p text:style-name="P6">Logical operands are evaluated have left-to-right.</text:p>
      <text:p text:style-name="P6">Strings of zero-length evaluate to false, all others to true. 'null' evaluates to false. All non-zero numbers evaluate to true, while 0 (zero) evaluates to false.</text:p>
      <text:h text:style-name="P28" text:outline-level="4">4.3.5 Collection constructors</text:h>
      <text:p text:style-name="P6">Maps and vectors must be created before they are used, unlike simple value types. The syntax for this is:</text:p>
      <text:p text:style-name="P6"/>
      <text:p text:style-name="P10">[ 'items' ];</text:p>
      <text:p text:style-name="P9">'map-name'<text:span text:style-name="T4">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8" text:outline-level="4">4.3.6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6.1 Slice notation</text:h>
      <text:p text:style-name="Text_20_body_20_with_20_1st_20_line_20_indent">Vectors and strings have a further, extended indexer notation called "slicing”, which is similar to the like-named facility in Python and Icon. You can give up to three values in a slice, separated by colons. The first is the start index, the second the end index and the third is the step value. For example, given the code:</text:p>
      <text:p text:style-name="Text_20_body_20_with_20_1st_20_line_20_indent"/>
      <text:p text:style-name="fixed">local v = ['f','o','o','b','a','r'];</text:p>
      <text:p text:style-name="fixed">local v2 = v[1:3];</text:p>
      <text:p text:style-name="fixed">local v3 = v[1:6:2];</text:p>
      <text:p text:style-name="fixed"/>
      <text:p text:style-name="Text_20_body_20_with_20_1st_20_line_20_indent">'v2' will be a vector with the value ['o','o'] (the elements of 'v' starting at index 1 and ending at index 3) and 'v3' a vector with the value ['o','b','r'] (every 2<text:span text:style-name="T6">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4"> side of an assignment. (With strings this is not </text:span><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local v = ['f','o','o','b','a','r'];</text:p>
      <text:p text:style-name="fixed">local v[1:3] = 'u';<text:tab/><text:tab/><text:tab/><text:tab/># v now contains 'f','u','b','a','r'</text:p>
      <text:p text:style-name="fixed">local 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8" text:outline-level="4">4.3.7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8" text:outline-level="4"><text:soft-page-break/>4.3.8 Instance constructors</text:h>
      <text:p text:style-name="P6">Instances of classes (commonly called "objects”) are created by using the syntax:</text:p>
      <text:p text:style-name="P6"/>
      <text:p text:style-name="P9">'instance-name'<text:span text:style-name="T4"> = new </text:span>'class-name'<text:span text:style-name="T4"> ( </text:span>'parameter-list'<text:span text:style-name="T4"> )</text:span></text:p>
      <text:p text:style-name="P10"/>
      <text:p text:style-name="P6">with 'new' being optional. i.e. 'a = new C();' is exactly equivalent to 'a = C();'. A call to a class object is converted into a call to the 'new' method on that class, enabling either C++ or Python style instance creation.</text:p>
      <text:p text:style-name="P6">[Technically, using 'new' requires an assignment statement, and is not a valid expression on its own, while calling the class as a function <text:span text:style-name="T1">is</text:span> an expression, and can be done wherever an expression is valid. (e.g. 'my_function( MyClass() );' is valid code that creates an instance of MyClass and passes it to the my_function, but 'my_function( new MyClass() );' is invalid). A possible future enhancement would be to make the use of 'new' an expression as well.]</text:p>
      <text:h text:style-name="Heading_20_4" text:outline-level="4">4.3.9 Lambda expressions (Anonymous functions)</text:h>
      <text:p text:style-name="Text_20_body_20_with_20_1st_20_line_20_indent">Lambda expressions are definitions of anonymous functions. (Purists may argue that these are not true lambdas – I won't argue the point. Lambda here is used as a keyword that conveys the point that an anonymous function is being defined). The lambda expression looks identical to a function definition (see section 4.4) with the keyword 'lambda' substituted for 'def' and no function name given. </text:p>
      <text:p text:style-name="Text_20_body_20_with_20_1st_20_line_20_indent">For example:</text:p>
      <text:p text:style-name="fixed">local f = lambda( a, b ){ return a + b; }</text:p>
      <text:p text:style-name="Text_20_body_20_with_20_1st_20_line_20_indent">Produces a variable 'f' that contains a function object which returns the sum of its two arguments. </text:p>
      <text:h text:style-name="Heading_20_3" text:outline-level="3">4.4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its own locals, following the normal scoping rules, <text:span text:style-name="T1">not</text:span> to the scope (or function) that it is defined within. In other words, for the functional programmers in the audience, nested functions in deva are <text:span text:style-name="T1">not closures</text:span>. While closures are an undeniably useful feature, they add considerable complexity to scope and variable handling. In addition, many simple uses of closures (the "accumulator problem", for instance) can be solved using classes and objects. (Note also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text:soft-page-break/>'param-name'<text:span text:style-name="T4"> = </text:span>'value'</text:p>
      <text:p text:style-name="P9"/>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10">{</text:p>
      <text:p text:style-name="P9">method-definitions</text:p>
      <text:p text:style-name="P10">}</text:p>
      <text:p text:style-name="P10"/>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does not exist – if you call a method that uses 'self' on a class object instead of an instance, a runtime error will result).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a.b();</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else a runtime error will result from trying to create an instance of any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do NOT receive "self”<text:span text:style-name="T4">. They must not try to reference member variables as any attempt to do so will cause an </text:span><text:span text:style-name="T4">runtime </text:span><text:span text:style-name="T4">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oft-page-break/><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h text:style-name="Heading_20_4" text:outline-level="4"><text:s/>5.6.3 'call'</text:h>
      <text:p text:style-name="Text_20_body_20_with_20_1st_20_line_20_indent">An instance may be called as a function (commonly known as a 'functor') by implementing a method named 'call'. It is implemented just like any other method.</text:p>
      <text:h text:style-name="P22"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and their internal types will be different.</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text:soft-page-break/>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dir( obj )</text:p>
      <text:p text:style-name="Text_20_body_20_with_20_1st_20_line_20_indent">Returns a map of the <text:span text:style-name="T1">[name : object]</text:span> contents of 'obj', which must be a map, class, instance or module object. (Note that the map returned is a <text:span text:style-name="T1">copy</text:span><text:span text:style-name="T4"> of the input's internal map, not the input object's internal map itself, so modifications to it will not be reflected in the input object.)</text:span></text:p>
      <text:p text:style-name="Text_20_body_20_with_20_1st_20_line_20_indent"/>
      <text:p text:style-name="P11">type( obj )</text:p>
      <text:p text:style-name="Text_20_body_20_with_20_1st_20_line_20_indent">Returns a string representing the type of the variable 'obj' (e.g. vector). The possible values are: <text:s/>"null", "boolean", "number", "string", "vector", "map", "function", "native function", "class", "object", "native object", "size/address", "symbol name", "module", "native module" and "&lt;invalid&gt;".</text:p>
      <text:p text:style-name="P11"/>
      <text:p text:style-name="P11">is_null( obj )</text:p>
      <text:p text:style-name="Text_20_body_20_with_20_1st_20_line_20_indent">Returns true if 'obj' is null, false otherwise.</text:p>
      <text:p text:style-name="P11"/>
      <text:p text:style-name="P11">is_boolean( obj )</text:p>
      <text:p text:style-name="Text_20_body_20_with_20_1st_20_line_20_indent">Returns true if 'obj' is a boolean, false otherwise.</text:p>
      <text:p text:style-name="P11"/>
      <text:p text:style-name="P11">is_number( obj )</text:p>
      <text:p text:style-name="Text_20_body_20_with_20_1st_20_line_20_indent">Returns true if 'obj' is a number, false otherwise.</text:p>
      <text:p text:style-name="P11"/>
      <text:p text:style-name="P11">is_string( obj )</text:p>
      <text:p text:style-name="Text_20_body_20_with_20_1st_20_line_20_indent">Returns true if 'obj' is a string, false otherwise.</text:p>
      <text:p text:style-name="P11"/>
      <text:p text:style-name="P11">is_vector( obj )</text:p>
      <text:p text:style-name="Text_20_body_20_with_20_1st_20_line_20_indent">Returns true if 'obj' is a vector, false otherwise.</text:p>
      <text:p text:style-name="P11"/>
      <text:p text:style-name="P11">is_map( obj )</text:p>
      <text:p text:style-name="Text_20_body_20_with_20_1st_20_line_20_indent">Returns true if 'obj' is a map, false otherwise. (Note: though classes and instances are represented by maps internally, and can be treated as maps, this function will return false if passed a class or instance). </text:p>
      <text:p text:style-name="P11"/>
      <text:p text:style-name="P11">is_function( obj )</text:p>
      <text:p text:style-name="Text_20_body_20_with_20_1st_20_line_20_indent"><text:soft-page-break/>Returns true if 'obj' is a function written in deva, false otherwise.</text:p>
      <text:p text:style-name="P11"/>
      <text:p text:style-name="P11">is_native_function( obj )</text:p>
      <text:p text:style-name="Text_20_body_20_with_20_1st_20_line_20_indent">Returns true if 'obj' is a native (C/C++) function, false otherwise.</text:p>
      <text:p text:style-name="P11"/>
      <text:p text:style-name="P11">is_class( obj )</text:p>
      <text:p text:style-name="Text_20_body_20_with_20_1st_20_line_20_indent">Returns true if 'obj' is a class object, false otherwise.</text:p>
      <text:p text:style-name="P11"/>
      <text:p text:style-name="P11">is_instance( obj )</text:p>
      <text:p text:style-name="Text_20_body_20_with_20_1st_20_line_20_indent">Returns true if 'obj' is an instance of a class, false otherwise.</text:p>
      <text:p text:style-name="P11"/>
      <text:p text:style-name="P11">is_native_obj( obj )</text:p>
      <text:p text:style-name="Text_20_body_20_with_20_1st_20_line_20_indent">Returns true if 'obj' is a native object, false otherwise.</text:p>
      <text:p text:style-name="P11"/>
      <text:p text:style-name="P11">is_size( obj )</text:p>
      <text:p text:style-name="Text_20_body_20_with_20_1st_20_line_20_indent">Returns true if 'obj' is a size (address), false otherwise.</text:p>
      <text:p text:style-name="P11"/>
      <text:p text:style-name="P11">is_symbol_name( obj )</text:p>
      <text:p text:style-name="Text_20_body_20_with_20_1st_20_line_20_indent">Returns true if 'obj' is a symbol name, false otherwise.</text:p>
      <text:p text:style-name="P11"/>
      <text:p text:style-name="P11">is_module( obj )</text:p>
      <text:p text:style-name="Text_20_body_20_with_20_1st_20_line_20_indent">Returns true if 'obj' is a module, false otherwise.</text:p>
      <text:p text:style-name="P11"/>
      <text:p text:style-name="P11">is_native_module( obj )</text:p>
      <text:p text:style-name="Text_20_body_20_with_20_1st_20_line_20_indent">Returns true if 'obj' is a native (C/C++) module, false otherwise.</text:p>
      <text:p text:style-name="Text_20_body_20_with_20_1st_20_line_20_indent"/>
      <text:p text:style-name="P1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text:soft-page-break/>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global = false )</text:p>
      <text:p text:style-name="Text_20_body_20_with_20_1st_20_line_20_indent">Takes a string that contains deva code and executes it. Returns the code module ("anonymous module”) that was generated. If the 'global' parameter is 'true', the module will be marked 'global' and will be searched for symbol references at the same scope as builtin functions are. (Note that 'extern' declarations will still be necessary to inform the compiler of these symbols' existence).</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text:soft-page-break/>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 -1, step = 1)</text:p>
      <text:p text:style-name="Text_20_body_20_with_20_1st_20_line_20_indent">Generates a vector containing numbers starting with 'start', ending with 'end' and incrementing 'step' with each value. For example 'range( 0, 10 )' generates the vector '[0, 1, 2, 3, 4, 5, 6, 7, 8, 9]'. If 'end' is -1, the range starts at zero and ends at 'start'.</text:p>
      <text:p text:style-name="Standard"/>
      <text:p text:style-name="P11">vector_of( obj, n )</text:p>
      <text:p text:style-name="Text_20_body_20_with_20_1st_20_line_20_indent">Generates a vector containing 'n' copies of the object 'obj'. </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9">must</text:span> be checked after each function call if it is necessary to act on errors. Note this function does not cause an early return or any other side effects, it <text:span text:style-name="T9">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raise( message )</text:p>
      <text:p text:style-name="Text_20_body_20_with_20_1st_20_line_20_indent"><text:soft-page-break/>Raises an irrecoverable error. At the command-line, a traceback is dumped with the error string 'message'. In a C++ application that embeds deva, an exception of type "UserException” can be caught and handled as desired. </text:p>
      <text:p text:style-name="Text_20_body_20_with_20_1st_20_line_20_indent"/>
      <text:p text:style-name="P11">importmodule( module_name )</text:p>
      <text:p text:style-name="Text_20_body_20_with_20_1st_20_line_20_indent">Imports the module 'module_name'. (The "import” statement calls this function). Like eval(), importmodule() returns the code module object. Calling importmodule on a native (built-in) module will return a native module object.</text:p>
      <text:p text:style-name="Text_20_body_20_with_20_1st_20_line_20_indent">Note: The import <text:span text:style-name="T1">statement</text:span> creates a symbol name, while importmodule's return value must be assigned to a local to be used. e.g.: "local foo = importmodule ('foo');” is <text:span text:style-name="T1">roughly</text:span><text:span text:style-name="T4">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text:soft-page-break/>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text:soft-page-break/>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predicate = null, obj = null )</text:p>
      <text:p text:style-name="Text_20_body_20_with_20_1st_20_line_20_indent">Sorts the sequence of items in the vector from 'start' to 'end'. If 'end' is negative one, 'end' is the end of the entire vector. 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 text:style-name="T1">must </text:span><text:span text:style-name="T4">be passed as the </text:span>'obj' argument.</text:p>
      <text:p text:style-name="Text_20_body_20_with_20_1st_20_line_20_indent"/>
      <text:p text:style-name="P11">map( function, obj = null )</text:p>
      <text:p text:style-name="Text_20_body_20_with_20_1st_20_line_20_indent">Applies the single-parameter deva function 'function' to each element in the vector and returns a vector containing all the results (in the same order). If the 'function' argument is a method, the object on which the method is to be called ('self') must be passed in as the second argument ("obj”).</text:p>
      <text:p text:style-name="P11"/>
      <text:p text:style-name="P11">filter( function, obj = null )</text:p>
      <text:p text:style-name="Text_20_body_20_with_20_1st_20_line_20_indent">Applies the single-parameter deva function 'function' to each element in the vector and returns a vector containing all the items <text:s/>(in the same order) for which 'function' returned a value evaluating to true. If the 'function' argument is a method, the object on which the method is to be called ('self') must be passed in as the second argument ("obj”).</text:p>
      <text:p text:style-name="P7"/>
      <text:p text:style-name="P11">reduce( function )</text:p>
      <text:p text:style-name="Text_20_body_20_with_20_1st_20_line_20_indent"><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If the 'function' argument is a method, the object on which the method is to be called ('self') must be passed in as the second argument ("obj”).</text:p>
      <text:p text:style-name="P7"/>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4"> guaranteed that 'function' will be called for every element in the vector.</text:span> </text:p>
      <text:p text:style-name="P8">If the 'function' argument is a method, the object on which the method is to be called ('self') must be passed in as the second argument ("obj”).</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4"> guaranteed that 'function' will be called for every </text:span><text:span text:style-name="T4">element in the vector.</text:span></text:p>
      <text:p text:style-name="P8">If the 'function' argument is a method, the object on which the method is to be called ('self') must be passed in as the second argument ("obj”).</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length = -1 )</text:p>
      <text:p text:style-name="Text_20_body_20_with_20_1st_20_line_20_indent">Finds the next occurrence of the substring 's', of length 'length', starting at position 'start'. Returns its index if it is found or null if not. A 'length' of negative one indicates a search for the entire substring.</text:p>
      <text:p text:style-name="Text_20_body_20_with_20_1st_20_line_20_indent"/>
      <text:p text:style-name="P11">rfind( s, start = 0, length = -1 )</text:p>
      <text:p text:style-name="Text_20_body_20_with_20_1st_20_line_20_indent">Finds the next occurrence of the substring 's' of length 'length', starting at 'start', in reverse order. Returns its index if it is found or null if not.. A 'length' of negative one indicates a search for the entire sub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text:soft-page-break/>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text:soft-page-break/>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text:soft-page-break/>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text:soft-page-break/>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8">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7">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text:soft-page-break/>'_re.match' for details.</text:p>
      <text:p text:style-name="Text_20_body_20_with_20_1st_20_line_20_indent"/>
      <text:p text:style-name="P14">search( input )</text:p>
      <text:p text:style-name="P13">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3" text:outline-level="2">8 Sample deva code</text:h>
      <text:h text:style-name="P27"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soft-page-break/><text:tab/><text:tab/><text:tab/>{</text:p>
      <text:p text:style-name="P12"><text:tab/><text:tab/><text:tab/><text:tab/>if( a[j-1] &gt; a[j] )</text:p>
      <text:p text:style-name="P12"><text:tab/><text:tab/><text:tab/><text:tab/>{</text:p>
      <text:p text:style-name="P12"><text:tab/><text:tab/><text:tab/><text:tab/><text:tab/>local 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 given a vector 'l', one could:</text:p>
      <text:p text:style-name="P12"># sort the array</text:p>
      <text:p text:style-name="P12">local 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local f = new foo.foocls();</text:p>
      <text:p text:style-name="fixed">f.foomethod();</text:p>
      <text:h text:style-name="Heading_20_3" text:outline-level="3">8.4 eval – running code dynamically</text:h>
      <text:p text:style-name="fixed"># test eval</text:p>
      <text:p text:style-name="fixed">local code = eval( "def foo(){ print( \"foobar\" ); }" );</text:p>
      <text:p text:style-name="fixed"><text:soft-page-break/>code.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local 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const 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local c;</text:p>
      <text:p text:style-name="fixed"><text:tab/><text:tab/>if( true )</text:p>
      <text:p text:style-name="fixed"><text:tab/><text:tab/>{</text:p>
      <text:p text:style-name="fixed"><text:tab/><text:tab/><text:tab/>c = 2;</text:p>
      <text:p text:style-name="fixed"><text:tab/><text:tab/>}</text:p>
      <text:p text:style-name="fixed"><text:tab/><text:tab/>def foo()</text:p>
      <text:p text:style-name="fixed"><text:tab/><text:tab/>{</text:p>
      <text:p text:style-name="fixed"><text:tab/><text:tab/><text:tab/>extern a;</text:p>
      <text:p text:style-name="fixed"><text:tab/><text:tab/><text:tab/>extern b;</text:p>
      <text:p text:style-name="fixed"><text:tab/><text:tab/><text:tab/>extern c;</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return false;</text:p>
      <text:p text:style-name="fixed"><text:tab/><text:tab/>}</text:p>
      <text:p text:style-name="fixed"><text:tab/><text:tab/>if( !foo() )</text:p>
      <text:p text:style-name="fixed"><text:tab/><text:tab/><text:tab/>break;</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20T12:06:16.28</dc:date>
    <meta:editing-duration>P18DT16H44M14S</meta:editing-duration>
    <meta:editing-cycles>163</meta:editing-cycles>
    <meta:generator>OpenOffice.org/3.3$Win32 OpenOffice.org_project/330m20$Build-9567</meta:generator>
    <meta:document-statistic meta:table-count="0" meta:image-count="0" meta:object-count="0" meta:page-count="40" meta:paragraph-count="864" meta:word-count="10970" meta:character-count="64057"/>
    <dc:creator>Jonathan Wells</dc:creator>
    <meta:user-defined meta:name="Info 1"/>
    <meta:user-defined meta:name="Info 2"/>
    <meta:user-defined meta:name="Info 3"/>
    <meta:user-defined meta:name="Info 4"/>
  </office:meta>
</office:document-meta>
</file>